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paragraph-rsid="00169a52"/>
    </style:style>
    <style:style style:name="P2" style:family="paragraph" style:parent-style-name="Standard">
      <style:text-properties officeooo:rsid="00169a52" officeooo:paragraph-rsid="00169a52"/>
    </style:style>
    <style:style style:name="P3" style:family="paragraph" style:parent-style-name="Standard">
      <style:text-properties officeooo:rsid="00169a52" officeooo:paragraph-rsid="0017d809"/>
    </style:style>
    <style:style style:name="P4" style:family="paragraph" style:parent-style-name="Standard">
      <style:text-properties officeooo:rsid="0017d809" officeooo:paragraph-rsid="0017d809"/>
    </style:style>
    <style:style style:name="P5" style:family="paragraph" style:parent-style-name="Standard">
      <style:text-properties officeooo:rsid="00193137" officeooo:paragraph-rsid="00193137"/>
    </style:style>
    <style:style style:name="P6" style:family="paragraph" style:parent-style-name="Standard">
      <style:text-properties officeooo:rsid="001a777e" officeooo:paragraph-rsid="001a777e"/>
    </style:style>
    <style:style style:name="P7" style:family="paragraph" style:parent-style-name="Standard">
      <style:text-properties officeooo:rsid="001a777e" officeooo:paragraph-rsid="001c70c1"/>
    </style:style>
    <style:style style:name="P8" style:family="paragraph" style:parent-style-name="Standard">
      <style:text-properties officeooo:rsid="001d0c32" officeooo:paragraph-rsid="001d0c32"/>
    </style:style>
    <style:style style:name="P9" style:family="paragraph" style:parent-style-name="Standard">
      <style:text-properties officeooo:rsid="001df285" officeooo:paragraph-rsid="001df285"/>
    </style:style>
    <style:style style:name="P10" style:family="paragraph" style:parent-style-name="Standard">
      <style:text-properties officeooo:rsid="001fd399" officeooo:paragraph-rsid="00210349"/>
    </style:style>
    <style:style style:name="P11" style:family="paragraph" style:parent-style-name="Standard">
      <style:text-properties officeooo:rsid="001fd399" officeooo:paragraph-rsid="002539d3"/>
    </style:style>
    <style:style style:name="P12" style:family="paragraph" style:parent-style-name="Standard">
      <style:text-properties officeooo:rsid="00224b47" officeooo:paragraph-rsid="00224b47"/>
    </style:style>
    <style:style style:name="P13" style:family="paragraph" style:parent-style-name="Standard">
      <style:text-properties style:text-underline-style="solid" style:text-underline-type="double" style:text-underline-width="auto" style:text-underline-color="font-color" officeooo:rsid="001d0c32" officeooo:paragraph-rsid="00224b47"/>
    </style:style>
    <style:style style:name="P14" style:family="paragraph" style:parent-style-name="Standard">
      <style:text-properties officeooo:rsid="002561ae" officeooo:paragraph-rsid="002561ae"/>
    </style:style>
    <style:style style:name="P15" style:family="paragraph" style:parent-style-name="Standard">
      <style:text-properties officeooo:rsid="002561ae" officeooo:paragraph-rsid="00281e5a"/>
    </style:style>
    <style:style style:name="P16" style:family="paragraph" style:parent-style-name="Standard">
      <style:text-properties officeooo:rsid="00281e5a" officeooo:paragraph-rsid="00281e5a"/>
    </style:style>
    <style:style style:name="P17" style:family="paragraph" style:parent-style-name="Standard">
      <style:text-properties officeooo:rsid="002561ae" officeooo:paragraph-rsid="002561ae"/>
    </style:style>
    <style:style style:name="T1" style:family="text">
      <style:text-properties officeooo:rsid="0017d809"/>
    </style:style>
    <style:style style:name="T2" style:family="text">
      <style:text-properties officeooo:rsid="001a777e"/>
    </style:style>
    <style:style style:name="T3" style:family="text">
      <style:text-properties officeooo:rsid="001c70c1"/>
    </style:style>
    <style:style style:name="T4" style:family="text">
      <style:text-properties officeooo:rsid="001fd399"/>
    </style:style>
    <style:style style:name="T5" style:family="text">
      <style:text-properties officeooo:rsid="00210349"/>
    </style:style>
    <style:style style:name="T6" style:family="text">
      <style:text-properties officeooo:rsid="00281e5a"/>
    </style:style>
    <style:style style:name="T7" style:family="text">
      <style:text-properties officeooo:rsid="002888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imone Preite 3885035</text:p>
      <text:p text:style-name="P1"/>
      <text:p text:style-name="P1">Question 1.</text:p>
      <text:p text:style-name="P1"/>
      <text:p text:style-name="P1">Write a small ontology to describe the zoo domain (e.g., tigers, monkeys, penguins, visitors, tickets, snacks etc.). Introduce some classes, properties, and individuals. Use some of the RDFS and OWL vocabulary introduced in the lecture.</text:p>
      <text:p text:style-name="P2"><text:s/></text:p>
      <text:p text:style-name="P7">dbpedia: &lt;<text:a xlink:type="simple" xlink:href="http://dbpedia.org/ontology" text:style-name="Internet_20_link" text:visited-style-name="Visited_20_Internet_20_Link">http://dbpedia.org/ontolog</text:a><text:span text:style-name="T3">y</text:span>&gt;</text:p>
      <text:p text:style-name="P6"/>
      <text:p text:style-name="P2">ex:Zoo<text:tab/><text:tab/><text:tab/>rdf:type <text:tab/><text:tab/><text:tab/>owl:Class;</text:p>
      <text:p text:style-name="P2">ex:Zoo <text:tab/><text:tab/>owl:sameAs <text:tab/><text:tab/><text:tab/><text:span text:style-name="T1">dbpedia</text:span>:<text:span text:style-name="T1">Zoo;</text:span></text:p>
      <text:p text:style-name="P2"/>
      <text:p text:style-name="P5">ex:Snack<text:tab/><text:tab/>rdfs:subClassOf<text:tab/><text:tab/>ex:Zoo;</text:p>
      <text:p text:style-name="P2"/>
      <text:p text:style-name="P4">ex:Animal <text:tab/><text:tab/>rds:type<text:tab/><text:tab/><text:tab/>owl:Class;</text:p>
      <text:p text:style-name="P3">ex:<text:span text:style-name="T1">Animail <text:tab/><text:tab/>owl:sameAs<text:tab/><text:tab/><text:tab/>owl:Zoo;</text:span></text:p>
      <text:p text:style-name="P3"/>
      <text:p text:style-name="P4">ex:Tiger <text:tab/><text:tab/>rdfs:type<text:tab/><text:tab/><text:tab/>ex:Animal;</text:p>
      <text:p text:style-name="P4">ex:Monkey<text:tab/><text:tab/>rdfs:type<text:tab/><text:tab/><text:tab/>ex:Animal;</text:p>
      <text:p text:style-name="P4">ex:Pengion<text:tab/><text:tab/>rdfs:type<text:tab/><text:tab/><text:tab/>ex:Animal;</text:p>
      <text:p text:style-name="P3"/>
      <text:p text:style-name="P5">ex:buys<text:tab/><text:tab/>rdf:type<text:tab/><text:tab/><text:tab/>owl:ObjextProperty;<text:tab/></text:p>
      <text:p text:style-name="P5"><text:tab/><text:tab/><text:tab/>rdf:domain<text:tab/><text:tab/><text:tab/><text:span text:style-name="T2">dbpedia</text:span>:<text:span text:style-name="T2">person</text:span></text:p>
      <text:p text:style-name="P5"><text:tab/><text:tab/><text:tab/><text:span text:style-name="T2">rdf:range<text:tab/><text:tab/><text:tab/>ex:Snack</text:span></text:p>
      <text:p text:style-name="P5"><text:tab/><text:tab/><text:tab/><text:tab/></text:p>
      <text:p text:style-name="P5"/>
      <text:p text:style-name="P8">Question 2.</text:p>
      <text:p text:style-name="P8"/>
      <text:p text:style-name="P8">Use OWL to model the following axioms.</text:p>
      <text:p text:style-name="P8"/>
      <text:p text:style-name="P8">1. Pizzas always have at least two toppings.</text:p>
      <text:p text:style-name="P8">2. Every Margherita pizza has a tomato topping.</text:p>
      <text:p text:style-name="P8">3. No Margherita pizza has a meat topping.</text:p>
      <text:p text:style-name="P8"/>
      <text:p text:style-name="P12">1.</text:p>
      <text:p text:style-name="P12"/>
      <text:p text:style-name="P12">ex:Pizza rdf:type owl:Restriction;</text:p>
      <text:p text:style-name="P12"><text:tab/>owl:onProperty ex:topping; </text:p>
      <text:p text:style-name="P12"><text:tab/>owl:minCardinality "2"^^xsd:nonNegativeInteger .</text:p>
      <text:p text:style-name="P12"/>
      <text:p text:style-name="P12"/>
      <text:p text:style-name="P12"/>
      <text:p text:style-name="P12"/>
      <text:p text:style-name="P12"/>
      <text:p text:style-name="P12"/>
      <text:p text:style-name="P12"/>
      <text:p text:style-name="P12"><text:soft-page-break/>2.</text:p>
      <text:p text:style-name="P12"/>
      <text:p text:style-name="P12">ex:MargheritaPizza rdfs:subClassOf [ </text:p>
      <text:p text:style-name="P12"><text:tab/>rdf:type owl:Restriction; </text:p>
      <text:p text:style-name="P12"><text:tab/>owl:onProperty ex:topping; </text:p>
      <text:p text:style-name="P12"><text:tab/>owl:hasValueFrom ex:Tomato </text:p>
      <text:p text:style-name="P12">].</text:p>
      <text:p text:style-name="P12"/>
      <text:p text:style-name="P12">3.</text:p>
      <text:p text:style-name="P12"/>
      <text:p text:style-name="P12">NegativeObjectPropertyAssertion(ex:Topping ex:MargheritaPizza ex:Meat).</text:p>
      <text:p text:style-name="P12"/>
      <text:p text:style-name="P13"/>
      <text:p text:style-name="P8"/>
      <text:p text:style-name="P8">Question 3.</text:p>
      <text:p text:style-name="P8"/>
      <text:p text:style-name="P8">Give an example of a property that is:</text:p>
      <text:p text:style-name="P8">1. Transitive</text:p>
      <text:p text:style-name="P8">2. Symmetric</text:p>
      <text:p text:style-name="P8">3. Functional</text:p>
      <text:p text:style-name="P8">4. Inverse Functional</text:p>
      <text:p text:style-name="P8">Be creative – do not list those already presented in the lecture.</text:p>
      <text:p text:style-name="P8"/>
      <text:p text:style-name="P9">1. ex:hasBrother <text:tab/>rdf:type <text:tab/>owl:TransitiveProperty.</text:p>
      <text:p text:style-name="P9">2. ex:<text:span text:style-name="T4">hasSiblings<text:tab/>rdf:type<text:tab/>owl:SymmetricProperty.</text:span></text:p>
      <text:p text:style-name="P10">3. ex:hasSocialSecurityNumber<text:tab/>rdf:type<text:tab/>owl:FunctionalProperty.</text:p>
      <text:p text:style-name="P10">4. ex:<text:span text:style-name="T5">is</text:span>SocialSecurityNumber<text:tab/><text:span text:style-name="T5">rdf:type<text:tab/>owl:InverseFunctionalProperty.</text:span></text:p>
      <text:p text:style-name="P10"/>
      <text:p text:style-name="P10"/>
      <text:p text:style-name="P10">Question 4.</text:p>
      <text:p text:style-name="P10"/>
      <text:p text:style-name="P11">In OWL Lite, the property owl:disjointWith is not allowed. </text:p>
      <text:p text:style-name="P11">Given two classes A and B, find a way to state in OWL Lite that these two classes are disjoint.</text:p>
      <text:p text:style-name="P11"/>
      <text:p text:style-name="P14">ex:A<text:tab/>rdf:type<text:tab/>owl:Class.</text:p>
      <text:p text:style-name="P14">ex:B<text:tab/>rdf:type<text:tab/>owl:Class.</text:p>
      <text:p text:style-name="P14">Ex:C <text:tab/>rdf:type<text:tab/>[&lt;owl:Class<text:tab/>rdf:ID=”ClassName”&gt;</text:p>
      <text:p text:style-name="P14"><text:tab/><text:tab/><text:tab/><text:tab/>&lt;owl:intersectionOf<text:tab/>rdf:parseType=”Collection”&gt;</text:p>
      <text:p text:style-name="P14"><text:tab/><text:tab/><text:tab/><text:tab/><text:tab/>&lt;owl:Class<text:tab/>rdf:about=”A”/&gt;</text:p>
      <text:p text:style-name="P14"><text:tab/><text:tab/><text:tab/><text:tab/><text:tab/>&lt;owl:Class<text:tab/>rdf:about=”B”/&gt;</text:p>
      <text:p text:style-name="P14"><text:tab/><text:tab/><text:tab/><text:tab/>&lt;/owl:intersectionOf&gt;</text:p>
      <text:p text:style-name="P14"><text:tab/><text:tab/><text:tab/> <text:s/>&lt;owl:Class&gt;]</text:p>
      <text:p text:style-name="P14"/>
      <text:p text:style-name="P14"/>
      <text:p text:style-name="P14"/>
      <text:p text:style-name="P14"/>
      <text:p text:style-name="P14"/>
      <text:p text:style-name="P14"><text:soft-page-break/>Question 5.</text:p>
      <text:p text:style-name="P14"/>
      <text:p text:style-name="P14">Imagine a game with the name Stones. It is played by two players where players</text:p>
      <text:p text:style-name="P14">take turns – each turn is another step in the game.</text:p>
      <text:p text:style-name="P14">An experienced player is a player that participated in at least two games of</text:p>
      <text:p text:style-name="P14">stones where in each game a special situation occurred. A special situation is</text:p>
      <text:p text:style-name="P14">when exactly one red stone and one blue stone is won as the result of a single</text:p>
      <text:p text:style-name="P14">move.</text:p>
      <text:p text:style-name="P14">Use OWL restriction classes to model a class ex:ExperiencedPlayer that con-</text:p>
      <text:p text:style-name="P14">tains all experienced players. Via reasoning it should be possible that player</text:p>
      <text:p text:style-name="P14">that satisfy the conditions of being experienced players are automatically as-</text:p>
      <text:p text:style-name="P14">signed to the class ex:ExperiencedPlayer. Use Turtle syntax to describe your</text:p>
      <text:p text:style-name="P14">solution.</text:p>
      <text:p text:style-name="P14">Hint: You might need multiple restriction classes.</text:p>
      <text:p text:style-name="P14"/>
      <text:p text:style-name="P14"/>
      <text:p text:style-name="P14">ex: Stones <text:s/>rdf:subClassOf <text:s/>[</text:p>
      <text:p text:style-name="P14"><text:s/>rdf:type <text:s text:c="2"/>owl:Restriction ;</text:p>
      <text:p text:style-name="P14"><text:s/>owl:onProperty <text:s text:c="2"/>ex:turn ;</text:p>
      <text:p text:style-name="P14"><text:s/>owl:minCardinality <text:s text:c="3"/>“1”^^xsd:nonNegativeInteger .</text:p>
      <text:p text:style-name="P14"/>
      <text:p text:style-name="P14">ex: Stones <text:s/>rdf:subClassOf <text:s/>[</text:p>
      <text:p text:style-name="P14"><text:s/>rdf:type <text:s text:c="2"/>owl:Restriction ;</text:p>
      <text:p text:style-name="P14"><text:s/>owl:onProperty <text:s/>ex:player ;</text:p>
      <text:p text:style-name="P14"><text:s/>owl:Cardinality <text:s/>“2”^^xsd:nonNegativeInteger .</text:p>
      <text:p text:style-name="P14"/>
      <text:p text:style-name="P14">ex:Special_situation <text:s/>owl:unionof <text:s/>(</text:p>
      <text:p text:style-name="P14">ex:Stone [</text:p>
      <text:p text:style-name="P14"><text:s text:c="2"/>rdf:type <text:s text:c="2"/>owl:Restriction ;</text:p>
      <text:p text:style-name="P14"><text:s text:c="2"/>owl:onProperty <text:s/>ex:color ;</text:p>
      <text:p text:style-name="P14"><text:s text:c="2"/>owl:hasValue <text:s text:c="2"/>ex:Blue ;</text:p>
      <text:p text:style-name="P14"><text:s text:c="2"/>owl: Cardinality <text:s/>“1”^^xsd:nonNegativeInteger .</text:p>
      <text:p text:style-name="P14"><text:s/>]</text:p>
      <text:p text:style-name="P14">ex:Stone <text:s/>[</text:p>
      <text:p text:style-name="P14"><text:s text:c="2"/>rdf:type <text:s text:c="2"/>owl:Restriction ;</text:p>
      <text:p text:style-name="P14"><text:s text:c="2"/>owl:onProperty <text:s/>ex:color ;</text:p>
      <text:p text:style-name="P14"><text:s text:c="2"/>owl:hasValue <text:s text:c="2"/>ex:Red ;</text:p>
      <text:p text:style-name="P14"><text:s text:c="2"/>owl: Cardinality <text:s/>“1”^^xsd:nonNegativeInteger .</text:p>
      <text:p text:style-name="P14"><text:s/>]</text:p>
      <text:p text:style-name="P14">ex:Stones <text:s/>[</text:p>
      <text:p text:style-name="P14"><text:s text:c="2"/>rdf:type <text:s text:c="2"/>owl:Restriction ;</text:p>
      <text:p text:style-name="P14"><text:s text:c="2"/>owl:onProperty <text:s/>ex:turn ;</text:p>
      <text:p text:style-name="P14"><text:s text:c="2"/>owl:Cardinality <text:s/>“1”^^xsd:nonNegativeInteger </text:p>
      <text:p text:style-name="P14"><text:s/>] ) .</text:p>
      <text:p text:style-name="P14"/>
      <text:p text:style-name="P14">ex:experiencedPlayer <text:s/>rdf:type <text:s text:c="4"/>owl:Restriction ;</text:p>
      <text:p text:style-name="P14"><text:s text:c="4"/>owl:onProperty <text:s text:c="2"/>ex:special_situation ;</text:p>
      <text:p text:style-name="P14"><text:soft-page-break/><text:s text:c="4"/>owl:Cardinality <text:s text:c="2"/>“2”^^xsd.nonNegativeInteg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it" fo:country="IT"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it" fo:country="IT"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9T15:25:09.556288272</meta:creation-date>
    <dc:date>2018-12-10T23:42:35.633679532</dc:date>
    <meta:editing-duration>PT15H23M58S</meta:editing-duration>
    <meta:editing-cycles>10</meta:editing-cycles>
    <meta:generator>LibreOffice/6.1.3.2$Linux_X86_64 LibreOffice_project/10$Build-2</meta:generator>
    <meta:document-statistic meta:table-count="0" meta:image-count="0" meta:object-count="0" meta:page-count="4" meta:paragraph-count="98" meta:word-count="434" meta:character-count="3587" meta:non-whitespace-character-count="3077"/>
  </office:meta>
</office:document-meta>
</file>